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UISelectBoolean.validateValue( FacesContext context , Object converted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UISelectBoolean.isSelecte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